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44pt" fo:font-style="normal" fo:font-weight="bold" style:font-size-asian="44pt" style:font-size-complex="4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4pt" fo:font-style="normal" fo:font-weight="bold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Niech Bóg się zmiłuje nad nami </text:span><text:span text:style-name="T1"><text:line-break/></text:span><text:span text:style-name="T1">i nam błogosławi, </text:span><text:span text:style-name="T1"><text:line-break/></text:span><text:span text:style-name="T1">niech nam ukaże </text:span><text:span text:style-name="T1"><text:line-break/></text:span><text:span text:style-name="T1">pogodne oblicze, </text:span><text:span text:style-name="T1"><text:line-break/></text:span><text:span text:style-name="T1">Aby na ziemi znano Jego drogę, </text:span><text:span text:style-name="T1"><text:line-break/></text:span><text:span text:style-name="T1">Jego zbawienie wśród wszystkich narodó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<text:s/></text:span><text:span text:style-name="T1">Niech Ciebie Boże</text:span><text:span text:style-name="T1"><text:line-break/></text:span><text:span text:style-name="T1">wysławiają ludy</text:span><text:span text:style-name="T1"><text:line-break/></text:span><text:span text:style-name="T1">Niech wszystkie narody</text:span><text:span text:style-name="T1"><text:line-break/></text:span><text:span text:style-name="T1">oddają Ci chwałę. </text:span><text:span text:style-name="T1"><text:line-break/></text:span><text:span text:style-name="T1">Niech się narody</text:span><text:span text:style-name="T1"><text:line-break/></text:span><text:span text:style-name="T1">cieszą i weselą, </text:span><text:span text:style-name="T1"><text:line-break/></text:span><text:span text:style-name="T1">bo rządzisz ludami sprawiedliwie i kierujesz narodami na ziemi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Niech Ciebie Boże</text:span><text:span text:style-name="T1"><text:line-break/></text:span><text:span text:style-name="T1">wysławiają ludy, </text:span><text:span text:style-name="T1"><text:line-break/></text:span><text:span text:style-name="T1">niech wszystkie narody oddają Ci chwałę. </text:span><text:span text:style-name="T1"><text:line-break/></text:span><text:span text:style-name="T1">Ziemia wydała swój owoc, </text:span><text:span text:style-name="T1"><text:line-break/></text:span><text:span text:style-name="T1">Bóg, nasz Bóg, nam pobłogosławił. </text:span></text:p>
          </draw:text-box>
        </draw:frame>
        <draw:frame draw:style-name="gr2" draw:layer="layout" svg:width="0.502cm" svg:height="1.204cm" svg:x="31.5cm" svg:y="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Niech nam Bóg błogosławi</text:span><text:span text:style-name="T1"><text:line-break/></text:span><text:span text:style-name="T1">i niech cześć Mu oddają wszystkie krańce ziemi. </text:span><text:span text:style-name="T1"><text:line-break/></text:span><text:span text:style-name="T1">Chwała Ojcu i Synowi</text:span><text:span text:style-name="T1"><text:line-break/></text:span><text:span text:style-name="T1">i Duchowi Świętemu. </text:span><text:span text:style-name="T1"><text:line-break/></text:span><text:span text:style-name="T1">Jak było na początku teraz</text:span><text:span text:style-name="T1"><text:line-break/></text:span><text:span text:style-name="T1">i zawsze i na wieki wieków. A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05-18T22:25:00.790000000</dc:date>
    <dc:language>pl-PL</dc:language>
    <meta:editing-cycles>22</meta:editing-cycles>
    <meta:editing-duration>PT26M1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